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http://10.227.171.204/centreon/img/icons/edit_conf.png" draw:style-name="gr1" draw:text-style-name="P1" svg:width="0.846cm" svg:height="0.846cm" svg:x="45.156cm" svg:y="7.225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1" draw:name="http://10.227.171.204/centreon/img/icons/show_template.png" draw:style-name="gr1" draw:text-style-name="P1" svg:width="0.846cm" svg:height="0.846cm" svg:x="46.003cm" svg:y="7.225cm">
            <draw:image xlink:href="http://10.227.171.204/centreon/img/icons/show_template.png" xlink:type="simple" xlink:show="embed" xlink:actuate="onLoad" draw:mime-type="image/png">
              <text:p/>
            </draw:image>
          </draw:frame>
          <draw:frame draw:z-index="2" draw:name="http://10.227.171.204/centreon/img/icons/disabled.png" draw:style-name="gr1" draw:text-style-name="P1" svg:width="0.846cm" svg:height="0.846cm" svg:x="47.413cm" svg:y="7.225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3" draw:name="http://10.227.171.204/centreon/img/icons/edit_conf.png" draw:style-name="gr1" draw:text-style-name="P1" svg:width="0.846cm" svg:height="0.846cm" svg:x="45.156cm" svg:y="7.676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4" draw:name="http://10.227.171.204/centreon/img/icons/disabled.png" draw:style-name="gr1" draw:text-style-name="P1" svg:width="0.846cm" svg:height="0.846cm" svg:x="47.413cm" svg:y="7.676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5" draw:name="http://10.227.171.204/centreon/img/icons/edit_conf.png" draw:style-name="gr1" draw:text-style-name="P1" svg:width="0.846cm" svg:height="0.846cm" svg:x="45.156cm" svg:y="8.128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6" draw:name="http://10.227.171.204/centreon/img/icons/disabled.png" draw:style-name="gr1" draw:text-style-name="P1" svg:width="0.846cm" svg:height="0.846cm" svg:x="47.413cm" svg:y="8.128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7" draw:name="http://10.227.171.204/centreon/img/icons/edit_conf.png" draw:style-name="gr1" draw:text-style-name="P1" svg:width="0.846cm" svg:height="0.846cm" svg:x="45.156cm" svg:y="8.58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8" draw:name="http://10.227.171.204/centreon/img/icons/disabled.png" draw:style-name="gr1" draw:text-style-name="P1" svg:width="0.846cm" svg:height="0.846cm" svg:x="47.413cm" svg:y="8.58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9" draw:name="http://10.227.171.204/centreon/img/icons/edit_conf.png" draw:style-name="gr1" draw:text-style-name="P1" svg:width="0.846cm" svg:height="0.846cm" svg:x="45.156cm" svg:y="9.031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10" draw:name="http://10.227.171.204/centreon/img/icons/disabled.png" draw:style-name="gr1" draw:text-style-name="P1" svg:width="0.846cm" svg:height="0.846cm" svg:x="47.413cm" svg:y="9.031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11" draw:name="http://10.227.171.204/centreon/img/icons/edit_conf.png" draw:style-name="gr1" draw:text-style-name="P1" svg:width="0.846cm" svg:height="0.846cm" svg:x="45.156cm" svg:y="9.483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12" draw:name="http://10.227.171.204/centreon/img/icons/show_template.png" draw:style-name="gr1" draw:text-style-name="P1" svg:width="0.846cm" svg:height="0.846cm" svg:x="46.003cm" svg:y="9.483cm">
            <draw:image xlink:href="http://10.227.171.204/centreon/img/icons/show_template.png" xlink:type="simple" xlink:show="embed" xlink:actuate="onLoad" draw:mime-type="image/png">
              <text:p/>
            </draw:image>
          </draw:frame>
          <draw:frame draw:z-index="13" draw:name="http://10.227.171.204/centreon/img/icons/disabled.png" draw:style-name="gr1" draw:text-style-name="P1" svg:width="0.846cm" svg:height="0.846cm" svg:x="47.413cm" svg:y="9.483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14" draw:name="http://10.227.171.204/centreon/img/icons/edit_conf.png" draw:style-name="gr1" draw:text-style-name="P1" svg:width="0.846cm" svg:height="0.846cm" svg:x="45.156cm" svg:y="9.934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15" draw:name="http://10.227.171.204/centreon/img/icons/disabled.png" draw:style-name="gr1" draw:text-style-name="P1" svg:width="0.846cm" svg:height="0.846cm" svg:x="47.413cm" svg:y="9.934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16" draw:name="http://10.227.171.204/centreon/img/icons/edit_conf.png" draw:style-name="gr1" draw:text-style-name="P1" svg:width="0.846cm" svg:height="0.846cm" svg:x="45.156cm" svg:y="10.386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17" draw:name="http://10.227.171.204/centreon/img/icons/show_template.png" draw:style-name="gr1" draw:text-style-name="P1" svg:width="0.846cm" svg:height="0.846cm" svg:x="46.003cm" svg:y="10.386cm">
            <draw:image xlink:href="http://10.227.171.204/centreon/img/icons/show_template.png" xlink:type="simple" xlink:show="embed" xlink:actuate="onLoad" draw:mime-type="image/png">
              <text:p/>
            </draw:image>
          </draw:frame>
          <draw:frame draw:z-index="18" draw:name="http://10.227.171.204/centreon/img/icons/disabled.png" draw:style-name="gr1" draw:text-style-name="P1" svg:width="0.846cm" svg:height="0.846cm" svg:x="47.413cm" svg:y="10.386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19" draw:name="http://10.227.171.204/centreon/img/icons/edit_conf.png" draw:style-name="gr1" draw:text-style-name="P1" svg:width="0.846cm" svg:height="0.846cm" svg:x="45.156cm" svg:y="10.837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20" draw:name="http://10.227.171.204/centreon/img/icons/show_template.png" draw:style-name="gr1" draw:text-style-name="P1" svg:width="0.846cm" svg:height="0.846cm" svg:x="46.003cm" svg:y="10.837cm">
            <draw:image xlink:href="http://10.227.171.204/centreon/img/icons/show_template.png" xlink:type="simple" xlink:show="embed" xlink:actuate="onLoad" draw:mime-type="image/png">
              <text:p/>
            </draw:image>
          </draw:frame>
          <draw:frame draw:z-index="21" draw:name="http://10.227.171.204/centreon/img/icons/disabled.png" draw:style-name="gr1" draw:text-style-name="P1" svg:width="0.846cm" svg:height="0.846cm" svg:x="47.413cm" svg:y="10.837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22" draw:name="http://10.227.171.204/centreon/img/icons/edit_conf.png" draw:style-name="gr1" draw:text-style-name="P1" svg:width="0.846cm" svg:height="0.846cm" svg:x="45.156cm" svg:y="11.289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23" draw:name="http://10.227.171.204/centreon/img/icons/show_template.png" draw:style-name="gr1" draw:text-style-name="P1" svg:width="0.846cm" svg:height="0.846cm" svg:x="46.003cm" svg:y="11.289cm">
            <draw:image xlink:href="http://10.227.171.204/centreon/img/icons/show_template.png" xlink:type="simple" xlink:show="embed" xlink:actuate="onLoad" draw:mime-type="image/png">
              <text:p/>
            </draw:image>
          </draw:frame>
          <draw:frame draw:z-index="24" draw:name="http://10.227.171.204/centreon/img/icons/disabled.png" draw:style-name="gr1" draw:text-style-name="P1" svg:width="0.846cm" svg:height="0.846cm" svg:x="47.413cm" svg:y="11.289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25" draw:name="http://10.227.171.204/centreon/img/icons/edit_conf.png" draw:style-name="gr1" draw:text-style-name="P1" svg:width="0.846cm" svg:height="0.846cm" svg:x="45.156cm" svg:y="11.74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26" draw:name="http://10.227.171.204/centreon/img/icons/show_template.png" draw:style-name="gr1" draw:text-style-name="P1" svg:width="0.846cm" svg:height="0.846cm" svg:x="46.003cm" svg:y="11.74cm">
            <draw:image xlink:href="http://10.227.171.204/centreon/img/icons/show_template.png" xlink:type="simple" xlink:show="embed" xlink:actuate="onLoad" draw:mime-type="image/png">
              <text:p/>
            </draw:image>
          </draw:frame>
          <draw:frame draw:z-index="27" draw:name="http://10.227.171.204/centreon/img/icons/disabled.png" draw:style-name="gr1" draw:text-style-name="P1" svg:width="0.846cm" svg:height="0.846cm" svg:x="47.413cm" svg:y="11.74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28" draw:name="http://10.227.171.204/centreon/img/icons/edit_conf.png" draw:style-name="gr1" draw:text-style-name="P1" svg:width="0.846cm" svg:height="0.846cm" svg:x="45.156cm" svg:y="12.192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29" draw:name="http://10.227.171.204/centreon/img/icons/show_template.png" draw:style-name="gr1" draw:text-style-name="P1" svg:width="0.846cm" svg:height="0.846cm" svg:x="46.003cm" svg:y="12.192cm">
            <draw:image xlink:href="http://10.227.171.204/centreon/img/icons/show_template.png" xlink:type="simple" xlink:show="embed" xlink:actuate="onLoad" draw:mime-type="image/png">
              <text:p/>
            </draw:image>
          </draw:frame>
          <draw:frame draw:z-index="30" draw:name="http://10.227.171.204/centreon/img/icons/disabled.png" draw:style-name="gr1" draw:text-style-name="P1" svg:width="0.846cm" svg:height="0.846cm" svg:x="47.413cm" svg:y="12.192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31" draw:name="http://10.227.171.204/centreon/img/icons/edit_conf.png" draw:style-name="gr1" draw:text-style-name="P1" svg:width="0.846cm" svg:height="0.846cm" svg:x="45.156cm" svg:y="12.644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32" draw:name="http://10.227.171.204/centreon/img/icons/show_template.png" draw:style-name="gr1" draw:text-style-name="P1" svg:width="0.846cm" svg:height="0.846cm" svg:x="46.003cm" svg:y="12.644cm">
            <draw:image xlink:href="http://10.227.171.204/centreon/img/icons/show_template.png" xlink:type="simple" xlink:show="embed" xlink:actuate="onLoad" draw:mime-type="image/png">
              <text:p/>
            </draw:image>
          </draw:frame>
          <draw:frame draw:z-index="33" draw:name="http://10.227.171.204/centreon/img/icons/disabled.png" draw:style-name="gr1" draw:text-style-name="P1" svg:width="0.846cm" svg:height="0.846cm" svg:x="47.413cm" svg:y="12.644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34" draw:name="http://10.227.171.204/centreon/img/icons/edit_conf.png" draw:style-name="gr1" draw:text-style-name="P1" svg:width="0.846cm" svg:height="0.846cm" svg:x="45.156cm" svg:y="13.095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35" draw:name="http://10.227.171.204/centreon/img/icons/disabled.png" draw:style-name="gr1" draw:text-style-name="P1" svg:width="0.846cm" svg:height="0.846cm" svg:x="47.413cm" svg:y="13.095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36" draw:name="http://10.227.171.204/centreon/img/icons/edit_conf.png" draw:style-name="gr1" draw:text-style-name="P1" svg:width="0.846cm" svg:height="0.846cm" svg:x="45.156cm" svg:y="13.547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37" draw:name="http://10.227.171.204/centreon/img/icons/disabled.png" draw:style-name="gr1" draw:text-style-name="P1" svg:width="0.846cm" svg:height="0.846cm" svg:x="47.413cm" svg:y="13.547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38" draw:name="http://10.227.171.204/centreon/img/icons/edit_conf.png" draw:style-name="gr1" draw:text-style-name="P1" svg:width="0.846cm" svg:height="0.846cm" svg:x="45.156cm" svg:y="13.998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39" draw:name="http://10.227.171.204/centreon/img/icons/disabled.png" draw:style-name="gr1" draw:text-style-name="P1" svg:width="0.846cm" svg:height="0.846cm" svg:x="47.413cm" svg:y="13.998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40" draw:name="http://10.227.171.204/centreon/img/icons/edit_conf.png" draw:style-name="gr1" draw:text-style-name="P1" svg:width="0.846cm" svg:height="0.846cm" svg:x="45.156cm" svg:y="14.45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41" draw:name="http://10.227.171.204/centreon/img/icons/disabled.png" draw:style-name="gr1" draw:text-style-name="P1" svg:width="0.846cm" svg:height="0.846cm" svg:x="47.413cm" svg:y="14.45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42" draw:name="http://10.227.171.204/centreon/img/icons/edit_conf.png" draw:style-name="gr1" draw:text-style-name="P1" svg:width="0.846cm" svg:height="0.846cm" svg:x="45.156cm" svg:y="14.901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43" draw:name="http://10.227.171.204/centreon/img/icons/disabled.png" draw:style-name="gr1" draw:text-style-name="P1" svg:width="0.846cm" svg:height="0.846cm" svg:x="47.413cm" svg:y="14.901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44" draw:name="http://10.227.171.204/centreon/img/icons/edit_conf.png" draw:style-name="gr1" draw:text-style-name="P1" svg:width="0.846cm" svg:height="0.846cm" svg:x="45.156cm" svg:y="15.353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45" draw:name="http://10.227.171.204/centreon/img/icons/disabled.png" draw:style-name="gr1" draw:text-style-name="P1" svg:width="0.846cm" svg:height="0.846cm" svg:x="47.413cm" svg:y="15.353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46" draw:name="http://10.227.171.204/centreon/img/icons/edit_conf.png" draw:style-name="gr1" draw:text-style-name="P1" svg:width="0.846cm" svg:height="0.846cm" svg:x="45.156cm" svg:y="15.804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47" draw:name="http://10.227.171.204/centreon/img/icons/disabled.png" draw:style-name="gr1" draw:text-style-name="P1" svg:width="0.846cm" svg:height="0.846cm" svg:x="47.413cm" svg:y="15.804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48" draw:name="http://10.227.171.204/centreon/img/icons/edit_conf.png" draw:style-name="gr1" draw:text-style-name="P1" svg:width="0.846cm" svg:height="0.846cm" svg:x="45.156cm" svg:y="16.256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49" draw:name="http://10.227.171.204/centreon/img/icons/disabled.png" draw:style-name="gr1" draw:text-style-name="P1" svg:width="0.846cm" svg:height="0.846cm" svg:x="47.413cm" svg:y="16.256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50" draw:name="http://10.227.171.204/centreon/img/icons/edit_conf.png" draw:style-name="gr1" draw:text-style-name="P1" svg:width="0.846cm" svg:height="0.846cm" svg:x="45.156cm" svg:y="16.708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51" draw:name="http://10.227.171.204/centreon/img/icons/disabled.png" draw:style-name="gr1" draw:text-style-name="P1" svg:width="0.846cm" svg:height="0.846cm" svg:x="47.413cm" svg:y="16.708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52" draw:name="http://10.227.171.204/centreon/img/icons/edit_conf.png" draw:style-name="gr1" draw:text-style-name="P1" svg:width="0.846cm" svg:height="0.846cm" svg:x="45.156cm" svg:y="17.159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53" draw:name="http://10.227.171.204/centreon/img/icons/disabled.png" draw:style-name="gr1" draw:text-style-name="P1" svg:width="0.846cm" svg:height="0.846cm" svg:x="47.413cm" svg:y="17.159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54" draw:name="http://10.227.171.204/centreon/img/icons/edit_conf.png" draw:style-name="gr1" draw:text-style-name="P1" svg:width="0.846cm" svg:height="0.846cm" svg:x="45.156cm" svg:y="17.611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55" draw:name="http://10.227.171.204/centreon/img/icons/disabled.png" draw:style-name="gr1" draw:text-style-name="P1" svg:width="0.846cm" svg:height="0.846cm" svg:x="47.413cm" svg:y="17.611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56" draw:name="http://10.227.171.204/centreon/img/icons/edit_conf.png" draw:style-name="gr1" draw:text-style-name="P1" svg:width="0.846cm" svg:height="0.846cm" svg:x="45.156cm" svg:y="18.062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57" draw:name="http://10.227.171.204/centreon/img/icons/disabled.png" draw:style-name="gr1" draw:text-style-name="P1" svg:width="0.846cm" svg:height="0.846cm" svg:x="47.413cm" svg:y="18.062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58" draw:name="http://10.227.171.204/centreon/img/icons/edit_conf.png" draw:style-name="gr1" draw:text-style-name="P1" svg:width="0.846cm" svg:height="0.846cm" svg:x="45.156cm" svg:y="18.514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59" draw:name="http://10.227.171.204/centreon/img/icons/disabled.png" draw:style-name="gr1" draw:text-style-name="P1" svg:width="0.846cm" svg:height="0.846cm" svg:x="47.413cm" svg:y="18.514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60" draw:name="http://10.227.171.204/centreon/img/icons/edit_conf.png" draw:style-name="gr1" draw:text-style-name="P1" svg:width="0.846cm" svg:height="0.846cm" svg:x="45.156cm" svg:y="18.965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61" draw:name="http://10.227.171.204/centreon/img/icons/disabled.png" draw:style-name="gr1" draw:text-style-name="P1" svg:width="0.846cm" svg:height="0.846cm" svg:x="47.413cm" svg:y="18.965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62" draw:name="http://10.227.171.204/centreon/img/icons/edit_conf.png" draw:style-name="gr1" draw:text-style-name="P1" svg:width="0.846cm" svg:height="0.846cm" svg:x="45.156cm" svg:y="19.417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63" draw:name="http://10.227.171.204/centreon/img/icons/disabled.png" draw:style-name="gr1" draw:text-style-name="P1" svg:width="0.846cm" svg:height="0.846cm" svg:x="47.413cm" svg:y="19.417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64" draw:name="http://10.227.171.204/centreon/img/icons/edit_conf.png" draw:style-name="gr1" draw:text-style-name="P1" svg:width="0.846cm" svg:height="0.846cm" svg:x="45.156cm" svg:y="19.868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65" draw:name="http://10.227.171.204/centreon/img/icons/disabled.png" draw:style-name="gr1" draw:text-style-name="P1" svg:width="0.846cm" svg:height="0.846cm" svg:x="47.413cm" svg:y="19.868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66" draw:name="http://10.227.171.204/centreon/img/icons/edit_conf.png" draw:style-name="gr1" draw:text-style-name="P1" svg:width="0.846cm" svg:height="0.846cm" svg:x="45.156cm" svg:y="20.32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67" draw:name="http://10.227.171.204/centreon/img/icons/disabled.png" draw:style-name="gr1" draw:text-style-name="P1" svg:width="0.846cm" svg:height="0.846cm" svg:x="47.413cm" svg:y="20.32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68" draw:name="http://10.227.171.204/centreon/img/icons/edit_conf.png" draw:style-name="gr1" draw:text-style-name="P1" svg:width="0.846cm" svg:height="0.846cm" svg:x="45.156cm" svg:y="20.772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69" draw:name="http://10.227.171.204/centreon/img/icons/disabled.png" draw:style-name="gr1" draw:text-style-name="P1" svg:width="0.846cm" svg:height="0.846cm" svg:x="47.413cm" svg:y="20.772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70" draw:name="http://10.227.171.204/centreon/img/icons/edit_conf.png" draw:style-name="gr1" draw:text-style-name="P1" svg:width="0.846cm" svg:height="0.846cm" svg:x="45.156cm" svg:y="21.223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71" draw:name="http://10.227.171.204/centreon/img/icons/disabled.png" draw:style-name="gr1" draw:text-style-name="P1" svg:width="0.846cm" svg:height="0.846cm" svg:x="47.413cm" svg:y="21.223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72" draw:name="http://10.227.171.204/centreon/img/icons/edit_conf.png" draw:style-name="gr1" draw:text-style-name="P1" svg:width="0.846cm" svg:height="0.846cm" svg:x="45.156cm" svg:y="21.675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73" draw:name="http://10.227.171.204/centreon/img/icons/disabled.png" draw:style-name="gr1" draw:text-style-name="P1" svg:width="0.846cm" svg:height="0.846cm" svg:x="47.413cm" svg:y="21.675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74" draw:name="http://10.227.171.204/centreon/img/icons/edit_conf.png" draw:style-name="gr1" draw:text-style-name="P1" svg:width="0.846cm" svg:height="0.846cm" svg:x="45.156cm" svg:y="22.126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75" draw:name="http://10.227.171.204/centreon/img/icons/disabled.png" draw:style-name="gr1" draw:text-style-name="P1" svg:width="0.846cm" svg:height="0.846cm" svg:x="47.413cm" svg:y="22.126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76" draw:name="http://10.227.171.204/centreon/img/icons/edit_conf.png" draw:style-name="gr1" draw:text-style-name="P1" svg:width="0.846cm" svg:height="0.846cm" svg:x="45.156cm" svg:y="22.578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77" draw:name="http://10.227.171.204/centreon/img/icons/disabled.png" draw:style-name="gr1" draw:text-style-name="P1" svg:width="0.846cm" svg:height="0.846cm" svg:x="47.413cm" svg:y="22.578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78" draw:name="http://10.227.171.204/centreon/img/icons/edit_conf.png" draw:style-name="gr1" draw:text-style-name="P1" svg:width="0.846cm" svg:height="0.846cm" svg:x="45.156cm" svg:y="23.029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79" draw:name="http://10.227.171.204/centreon/img/icons/disabled.png" draw:style-name="gr1" draw:text-style-name="P1" svg:width="0.846cm" svg:height="0.846cm" svg:x="47.413cm" svg:y="23.029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80" draw:name="http://10.227.171.204/centreon/img/icons/edit_conf.png" draw:style-name="gr1" draw:text-style-name="P1" svg:width="0.846cm" svg:height="0.846cm" svg:x="45.156cm" svg:y="23.481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81" draw:name="http://10.227.171.204/centreon/img/icons/disabled.png" draw:style-name="gr1" draw:text-style-name="P1" svg:width="0.846cm" svg:height="0.846cm" svg:x="47.413cm" svg:y="23.481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82" draw:name="http://10.227.171.204/centreon/img/icons/edit_conf.png" draw:style-name="gr1" draw:text-style-name="P1" svg:width="0.846cm" svg:height="0.846cm" svg:x="45.156cm" svg:y="23.932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83" draw:name="http://10.227.171.204/centreon/img/icons/disabled.png" draw:style-name="gr1" draw:text-style-name="P1" svg:width="0.846cm" svg:height="0.846cm" svg:x="47.413cm" svg:y="23.932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84" draw:name="http://10.227.171.204/centreon/img/icons/edit_conf.png" draw:style-name="gr1" draw:text-style-name="P1" svg:width="0.846cm" svg:height="0.846cm" svg:x="45.156cm" svg:y="24.384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85" draw:name="http://10.227.171.204/centreon/img/icons/disabled.png" draw:style-name="gr1" draw:text-style-name="P1" svg:width="0.846cm" svg:height="0.846cm" svg:x="47.413cm" svg:y="24.384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86" draw:name="http://10.227.171.204/centreon/img/icons/edit_conf.png" draw:style-name="gr1" draw:text-style-name="P1" svg:width="0.846cm" svg:height="0.846cm" svg:x="45.156cm" svg:y="24.836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87" draw:name="http://10.227.171.204/centreon/img/icons/disabled.png" draw:style-name="gr1" draw:text-style-name="P1" svg:width="0.846cm" svg:height="0.846cm" svg:x="47.413cm" svg:y="24.836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88" draw:name="http://10.227.171.204/centreon/img/icons/edit_conf.png" draw:style-name="gr1" draw:text-style-name="P1" svg:width="0.846cm" svg:height="0.846cm" svg:x="45.156cm" svg:y="25.287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89" draw:name="http://10.227.171.204/centreon/img/icons/disabled.png" draw:style-name="gr1" draw:text-style-name="P1" svg:width="0.846cm" svg:height="0.846cm" svg:x="47.413cm" svg:y="25.287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90" draw:name="http://10.227.171.204/centreon/img/icons/edit_conf.png" draw:style-name="gr1" draw:text-style-name="P1" svg:width="0.846cm" svg:height="0.846cm" svg:x="45.156cm" svg:y="25.739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91" draw:name="http://10.227.171.204/centreon/img/icons/disabled.png" draw:style-name="gr1" draw:text-style-name="P1" svg:width="0.846cm" svg:height="0.846cm" svg:x="47.413cm" svg:y="25.739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92" draw:name="http://10.227.171.204/centreon/img/icons/edit_conf.png" draw:style-name="gr1" draw:text-style-name="P1" svg:width="0.846cm" svg:height="0.846cm" svg:x="45.156cm" svg:y="26.19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93" draw:name="http://10.227.171.204/centreon/img/icons/disabled.png" draw:style-name="gr1" draw:text-style-name="P1" svg:width="0.846cm" svg:height="0.846cm" svg:x="47.413cm" svg:y="26.19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94" draw:name="http://10.227.171.204/centreon/img/icons/edit_conf.png" draw:style-name="gr1" draw:text-style-name="P1" svg:width="0.846cm" svg:height="0.846cm" svg:x="45.156cm" svg:y="26.642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95" draw:name="http://10.227.171.204/centreon/img/icons/disabled.png" draw:style-name="gr1" draw:text-style-name="P1" svg:width="0.846cm" svg:height="0.846cm" svg:x="47.413cm" svg:y="26.642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96" draw:name="http://10.227.171.204/centreon/img/icons/edit_conf.png" draw:style-name="gr1" draw:text-style-name="P1" svg:width="0.846cm" svg:height="0.846cm" svg:x="45.156cm" svg:y="27.093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97" draw:name="http://10.227.171.204/centreon/img/icons/disabled.png" draw:style-name="gr1" draw:text-style-name="P1" svg:width="0.846cm" svg:height="0.846cm" svg:x="47.413cm" svg:y="27.093cm">
            <draw:image xlink:href="http://10.227.171.204/centreon/img/icons/disabled.png" xlink:type="simple" xlink:show="embed" xlink:actuate="onLoad" draw:mime-type="image/png">
              <text:p/>
            </draw:image>
          </draw:frame>
          <draw:frame draw:z-index="98" draw:name="http://10.227.171.204/centreon/img/icons/edit_conf.png" draw:style-name="gr1" draw:text-style-name="P1" svg:width="0.846cm" svg:height="0.846cm" svg:x="45.156cm" svg:y="27.545cm">
            <draw:image xlink:href="http://10.227.171.204/centreon/img/icons/edit_conf.png" xlink:type="simple" xlink:show="embed" xlink:actuate="onLoad" draw:mime-type="image/png">
              <text:p/>
            </draw:image>
          </draw:frame>
          <draw:frame draw:z-index="99" draw:name="http://10.227.171.204/centreon/img/icons/disabled.png" draw:style-name="gr1" draw:text-style-name="P1" svg:width="0.846cm" svg:height="0.846cm" svg:x="47.413cm" svg:y="27.545cm">
            <draw:image xlink:href="http://10.227.171.204/centreon/img/icons/disabled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ce2"/>
        <table:table-row table:style-name="ro1" table:number-rows-repeated="15">
          <table:table-cell table:number-columns-repeated="7"/>
          <table:table-cell table:style-name="Default"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Nom</text:p>
          </table:table-cell>
          <table:table-cell office:value-type="string" calcext:value-type="string">
            <text:p>Adresse I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1" xlink:type="simple">Central</text:a></text:p>
          </table:table-cell>
          <table:table-cell office:value-type="string" calcext:value-type="string">
            <text:p><text:a xlink:href="http://10.227.171.204/centreon/main.php?p=60901&amp;o=c&amp;server_id=1" xlink:type="simple">127.0.0.1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64" xlink:type="simple">POLLER_DRP_OCD_1</text:a></text:p>
          </table:table-cell>
          <table:table-cell office:value-type="string" calcext:value-type="string">
            <text:p><text:a xlink:href="http://10.227.171.204/centreon/main.php?p=60901&amp;o=c&amp;server_id=64" xlink:type="simple">10.224.143.29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65" xlink:type="simple">POLLER_DRP_OCD_2</text:a></text:p>
          </table:table-cell>
          <table:table-cell office:value-type="string" calcext:value-type="string">
            <text:p><text:a xlink:href="http://10.227.171.204/centreon/main.php?p=60901&amp;o=c&amp;server_id=65" xlink:type="simple">10.224.143.30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76" xlink:type="simple">POLLER_DRP_OCI_1</text:a></text:p>
          </table:table-cell>
          <table:table-cell office:value-type="string" calcext:value-type="string">
            <text:p><text:a xlink:href="http://10.227.171.204/centreon/main.php?p=60901&amp;o=c&amp;server_id=76" xlink:type="simple">10.232.195.29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77" xlink:type="simple">POLLER_DRP_OCI_2</text:a></text:p>
          </table:table-cell>
          <table:table-cell office:value-type="string" calcext:value-type="string">
            <text:p><text:a xlink:href="http://10.227.171.204/centreon/main.php?p=60901&amp;o=c&amp;server_id=77" xlink:type="simple">10.232.195.30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72" xlink:type="simple">POLLER_DRP_OCM_1</text:a></text:p>
          </table:table-cell>
          <table:table-cell office:value-type="string" calcext:value-type="string">
            <text:p><text:a xlink:href="http://10.227.171.204/centreon/main.php?p=60901&amp;o=c&amp;server_id=72" xlink:type="simple">10.232.191.29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73" xlink:type="simple">POLLER_DRP_OCM_2</text:a></text:p>
          </table:table-cell>
          <table:table-cell office:value-type="string" calcext:value-type="string">
            <text:p><text:a xlink:href="http://10.227.171.204/centreon/main.php?p=60901&amp;o=c&amp;server_id=73" xlink:type="simple">10.232.191.30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74" xlink:type="simple">POLLER_DRP_OGN_1</text:a></text:p>
          </table:table-cell>
          <table:table-cell office:value-type="string" calcext:value-type="string">
            <text:p><text:a xlink:href="http://10.227.171.204/centreon/main.php?p=60901&amp;o=c&amp;server_id=74" xlink:type="simple">10.224.183.29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75" xlink:type="simple">POLLER_DRP_OGN_2</text:a></text:p>
          </table:table-cell>
          <table:table-cell office:value-type="string" calcext:value-type="string">
            <text:p><text:a xlink:href="http://10.227.171.204/centreon/main.php?p=60901&amp;o=c&amp;server_id=75" xlink:type="simple">10.224.183.30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70" xlink:type="simple">POLLER_DRP_OJO_1</text:a></text:p>
          </table:table-cell>
          <table:table-cell office:value-type="string" calcext:value-type="string">
            <text:p><text:a xlink:href="http://10.227.171.204/centreon/main.php?p=60901&amp;o=c&amp;server_id=70" xlink:type="simple">10.226.171.29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71" xlink:type="simple">POLLER_DRP_OJO_2</text:a></text:p>
          </table:table-cell>
          <table:table-cell office:value-type="string" calcext:value-type="string">
            <text:p><text:a xlink:href="http://10.227.171.204/centreon/main.php?p=60901&amp;o=c&amp;server_id=71" xlink:type="simple">10.226.171.30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68" xlink:type="simple">POLLER_DRP_OML_1</text:a></text:p>
          </table:table-cell>
          <table:table-cell office:value-type="string" calcext:value-type="string">
            <text:p><text:a xlink:href="http://10.227.171.204/centreon/main.php?p=60901&amp;o=c&amp;server_id=68" xlink:type="simple">10.232.198.29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69" xlink:type="simple">POLLER_DRP_OML_2</text:a></text:p>
          </table:table-cell>
          <table:table-cell office:value-type="string" calcext:value-type="string">
            <text:p><text:a xlink:href="http://10.227.171.204/centreon/main.php?p=60901&amp;o=c&amp;server_id=69" xlink:type="simple">10.232.198.30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66" xlink:type="simple">POLLER_DRP_OSN_1</text:a></text:p>
          </table:table-cell>
          <table:table-cell office:value-type="string" calcext:value-type="string">
            <text:p><text:a xlink:href="http://10.227.171.204/centreon/main.php?p=60901&amp;o=c&amp;server_id=66" xlink:type="simple">10.226.139.29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67" xlink:type="simple">POLLER_DRP_OSN_2</text:a></text:p>
          </table:table-cell>
          <table:table-cell office:value-type="string" calcext:value-type="string">
            <text:p><text:a xlink:href="http://10.227.171.204/centreon/main.php?p=60901&amp;o=c&amp;server_id=67" xlink:type="simple">10.226.139.30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83" xlink:type="simple">POLLER_OBF_1</text:a></text:p>
          </table:table-cell>
          <table:table-cell office:value-type="string" calcext:value-type="string">
            <text:p><text:a xlink:href="http://10.227.171.204/centreon/main.php?p=60901&amp;o=c&amp;server_id=83" xlink:type="simple">10.232.203.29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84" xlink:type="simple">POLLER_OBF_2</text:a></text:p>
          </table:table-cell>
          <table:table-cell office:value-type="string" calcext:value-type="string">
            <text:p><text:a xlink:href="http://10.227.171.204/centreon/main.php?p=60901&amp;o=c&amp;server_id=84" xlink:type="simple">10.232.203.30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39" xlink:type="simple">POLLER_OBW_1</text:a></text:p>
          </table:table-cell>
          <table:table-cell office:value-type="string" calcext:value-type="string">
            <text:p><text:a xlink:href="http://10.227.171.204/centreon/main.php?p=60901&amp;o=c&amp;server_id=39" xlink:type="simple">10.232.120.58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40" xlink:type="simple">POLLER_OBW_2</text:a></text:p>
          </table:table-cell>
          <table:table-cell office:value-type="string" calcext:value-type="string">
            <text:p><text:a xlink:href="http://10.227.171.204/centreon/main.php?p=60901&amp;o=c&amp;server_id=40" xlink:type="simple">10.232.120.59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51" xlink:type="simple">POLLER_OCD_1</text:a></text:p>
          </table:table-cell>
          <table:table-cell office:value-type="string" calcext:value-type="string">
            <text:p><text:a xlink:href="http://10.227.171.204/centreon/main.php?p=60901&amp;o=c&amp;server_id=51" xlink:type="simple">10.224.206.55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52" xlink:type="simple">POLLER_OCD_2</text:a></text:p>
          </table:table-cell>
          <table:table-cell office:value-type="string" calcext:value-type="string">
            <text:p><text:a xlink:href="http://10.227.171.204/centreon/main.php?p=60901&amp;o=c&amp;server_id=52" xlink:type="simple">10.224.206.56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59" xlink:type="simple">POLLER_OCF1</text:a></text:p>
          </table:table-cell>
          <table:table-cell office:value-type="string" calcext:value-type="string">
            <text:p><text:a xlink:href="http://10.227.171.204/centreon/main.php?p=60901&amp;o=c&amp;server_id=59" xlink:type="simple">10.224.189.55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60" xlink:type="simple">POLLER_OCF2</text:a></text:p>
          </table:table-cell>
          <table:table-cell office:value-type="string" calcext:value-type="string">
            <text:p><text:a xlink:href="http://10.227.171.204/centreon/main.php?p=60901&amp;o=c&amp;server_id=60" xlink:type="simple">10.224.189.56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34" xlink:type="simple">POLLER_OCI_1</text:a></text:p>
          </table:table-cell>
          <table:table-cell office:value-type="string" calcext:value-type="string">
            <text:p><text:a xlink:href="http://10.227.171.204/centreon/main.php?p=60901&amp;o=c&amp;server_id=34" xlink:type="simple">10.232.116.181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33" xlink:type="simple">POLLER_OCI_2</text:a></text:p>
          </table:table-cell>
          <table:table-cell office:value-type="string" calcext:value-type="string">
            <text:p><text:a xlink:href="http://10.227.171.204/centreon/main.php?p=60901&amp;o=c&amp;server_id=33" xlink:type="simple">10.232.116.182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35" xlink:type="simple">POLLER_OCM_1</text:a></text:p>
          </table:table-cell>
          <table:table-cell office:value-type="string" calcext:value-type="string">
            <text:p><text:a xlink:href="http://10.227.171.204/centreon/main.php?p=60901&amp;o=c&amp;server_id=35" xlink:type="simple">10.226.191.57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36" xlink:type="simple">POLLER_OCM_2</text:a></text:p>
          </table:table-cell>
          <table:table-cell office:value-type="string" calcext:value-type="string">
            <text:p><text:a xlink:href="http://10.227.171.204/centreon/main.php?p=60901&amp;o=c&amp;server_id=36" xlink:type="simple">10.226.191.58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47" xlink:type="simple">POLLER_OGN_1</text:a></text:p>
          </table:table-cell>
          <table:table-cell office:value-type="string" calcext:value-type="string">
            <text:p><text:a xlink:href="http://10.227.171.204/centreon/main.php?p=60901&amp;o=c&amp;server_id=47" xlink:type="simple">10.224.182.248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48" xlink:type="simple">POLLER_OGN_2</text:a></text:p>
          </table:table-cell>
          <table:table-cell office:value-type="string" calcext:value-type="string">
            <text:p><text:a xlink:href="http://10.227.171.204/centreon/main.php?p=60901&amp;o=c&amp;server_id=48" xlink:type="simple">10.224.182.249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86" xlink:type="simple">POLLER_OGW_1</text:a></text:p>
          </table:table-cell>
          <table:table-cell office:value-type="string" calcext:value-type="string">
            <text:p><text:a xlink:href="http://10.227.171.204/centreon/main.php?p=60901&amp;o=c&amp;server_id=86" xlink:type="simple">10.224.171.56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87" xlink:type="simple">POLLER_OGW_2</text:a></text:p>
          </table:table-cell>
          <table:table-cell office:value-type="string" calcext:value-type="string">
            <text:p><text:a xlink:href="http://10.227.171.204/centreon/main.php?p=60901&amp;o=c&amp;server_id=87" xlink:type="simple">10.224.171.57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88" xlink:type="simple">POLLER_OJO_1</text:a></text:p>
          </table:table-cell>
          <table:table-cell office:value-type="string" calcext:value-type="string">
            <text:p><text:a xlink:href="http://10.227.171.204/centreon/main.php?p=60901&amp;o=c&amp;server_id=88" xlink:type="simple">10.226.176.43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89" xlink:type="simple">POLLER_OJO_2</text:a></text:p>
          </table:table-cell>
          <table:table-cell office:value-type="string" calcext:value-type="string">
            <text:p><text:a xlink:href="http://10.227.171.204/centreon/main.php?p=60901&amp;o=c&amp;server_id=89" xlink:type="simple">10.226.176.56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45" xlink:type="simple">POLLER_OMG_1</text:a></text:p>
          </table:table-cell>
          <table:table-cell office:value-type="string" calcext:value-type="string">
            <text:p><text:a xlink:href="http://10.227.171.204/centreon/main.php?p=60901&amp;o=c&amp;server_id=45" xlink:type="simple">10.232.109.49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46" xlink:type="simple">POLLER_OMG_2</text:a></text:p>
          </table:table-cell>
          <table:table-cell office:value-type="string" calcext:value-type="string">
            <text:p><text:a xlink:href="http://10.227.171.204/centreon/main.php?p=60901&amp;o=c&amp;server_id=46" xlink:type="simple">10.232.109.50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85" xlink:type="simple">POLLER_OML_1</text:a></text:p>
          </table:table-cell>
          <table:table-cell office:value-type="string" calcext:value-type="string">
            <text:p><text:a xlink:href="http://10.227.171.204/centreon/main.php?p=60901&amp;o=c&amp;server_id=85" xlink:type="simple">10.232.94.245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44" xlink:type="simple">POLLER_OML_2</text:a></text:p>
          </table:table-cell>
          <table:table-cell office:value-type="string" calcext:value-type="string">
            <text:p><text:a xlink:href="http://10.227.171.204/centreon/main.php?p=60901&amp;o=c&amp;server_id=44" xlink:type="simple">10.232.94.246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53" xlink:type="simple">POLLER_OSL</text:a></text:p>
          </table:table-cell>
          <table:table-cell office:value-type="string" calcext:value-type="string">
            <text:p><text:a xlink:href="http://10.227.171.204/centreon/main.php?p=60901&amp;o=c&amp;server_id=53" xlink:type="simple">10.232.229.39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54" xlink:type="simple">POLLER_OSL_2</text:a></text:p>
          </table:table-cell>
          <table:table-cell office:value-type="string" calcext:value-type="string">
            <text:p><text:a xlink:href="http://10.227.171.204/centreon/main.php?p=60901&amp;o=c&amp;server_id=54" xlink:type="simple">10.232.229.40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81" xlink:type="simple">POLLER_OSN_1</text:a></text:p>
          </table:table-cell>
          <table:table-cell office:value-type="string" calcext:value-type="string">
            <text:p><text:a xlink:href="http://10.227.171.204/centreon/main.php?p=60901&amp;o=c&amp;server_id=81" xlink:type="simple">10.226.146.42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82" xlink:type="simple">POLLER_OSN_2</text:a></text:p>
          </table:table-cell>
          <table:table-cell office:value-type="string" calcext:value-type="string">
            <text:p><text:a xlink:href="http://10.227.171.204/centreon/main.php?p=60901&amp;o=c&amp;server_id=82" xlink:type="simple">10.226.146.59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31" xlink:type="simple">POLLER_VITIB_1</text:a></text:p>
          </table:table-cell>
          <table:table-cell office:value-type="string" calcext:value-type="string">
            <text:p><text:a xlink:href="http://10.227.171.204/centreon/main.php?p=60901&amp;o=c&amp;server_id=31" xlink:type="simple">10.227.171.141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25" xlink:type="simple">POLLER_VITIB_2</text:a></text:p>
          </table:table-cell>
          <table:table-cell office:value-type="string" calcext:value-type="string">
            <text:p><text:a xlink:href="http://10.227.171.204/centreon/main.php?p=60901&amp;o=c&amp;server_id=25" xlink:type="simple">10.227.171.142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29" xlink:type="simple">POLLER_VITIB_3</text:a></text:p>
          </table:table-cell>
          <table:table-cell office:value-type="string" calcext:value-type="string">
            <text:p><text:a xlink:href="http://10.227.171.204/centreon/main.php?p=60901&amp;o=c&amp;server_id=29" xlink:type="simple">10.227.171.147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30" xlink:type="simple">POLLER_VITIB_4</text:a></text:p>
          </table:table-cell>
          <table:table-cell office:value-type="string" calcext:value-type="string">
            <text:p><text:a xlink:href="http://10.227.171.204/centreon/main.php?p=60901&amp;o=c&amp;server_id=30" xlink:type="simple">10.227.171.150</text:a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/>
          </table:table-cell>
          <table:table-cell office:value-type="string" calcext:value-type="string">
            <text:p><text:a xlink:href="http://10.227.171.204/centreon/main.php?p=60901&amp;o=c&amp;server_id=16" xlink:type="simple">POLLER_VITIB_5</text:a></text:p>
          </table:table-cell>
          <table:table-cell office:value-type="string" calcext:value-type="string">
            <text:p><text:a xlink:href="http://10.227.171.204/centreon/main.php?p=60901&amp;o=c&amp;server_id=16" xlink:type="simple">10.227.171.25</text:a></text:p>
          </table:table-cell>
        </table:table-row>
        <table:table-row table:style-name="ro1">
          <table:table-cell table:number-columns-repeated="7"/>
          <table:table-cell table:number-columns-spanned="3" table:number-rows-spanned="1"/>
          <table:covered-table-cell table:number-columns-repeated="2" table:style-name="Default"/>
        </table:table-row>
      </table:table>
      <table:table table:name="Feuille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 table:number-rows-repeated="4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64" xlink:type="simple">POLLER_DRP_OCD_1</text:a></text:p>
          </table:table-cell>
          <table:table-cell office:value-type="string" calcext:value-type="string">
            <text:p><text:a xlink:href="http://10.227.171.204/centreon/main.php?p=60901&amp;o=c&amp;server_id=64" xlink:type="simple">10.224.143.29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65" xlink:type="simple">POLLER_DRP_OCD_2</text:a></text:p>
          </table:table-cell>
          <table:table-cell office:value-type="string" calcext:value-type="string">
            <text:p><text:a xlink:href="http://10.227.171.204/centreon/main.php?p=60901&amp;o=c&amp;server_id=65" xlink:type="simple">10.224.143.3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76" xlink:type="simple">POLLER_DRP_OCI_1</text:a></text:p>
          </table:table-cell>
          <table:table-cell office:value-type="string" calcext:value-type="string">
            <text:p><text:a xlink:href="http://10.227.171.204/centreon/main.php?p=60901&amp;o=c&amp;server_id=76" xlink:type="simple">10.232.195.29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77" xlink:type="simple">POLLER_DRP_OCI_2</text:a></text:p>
          </table:table-cell>
          <table:table-cell office:value-type="string" calcext:value-type="string">
            <text:p><text:a xlink:href="http://10.227.171.204/centreon/main.php?p=60901&amp;o=c&amp;server_id=77" xlink:type="simple">10.232.195.3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72" xlink:type="simple">POLLER_DRP_OCM_1</text:a></text:p>
          </table:table-cell>
          <table:table-cell office:value-type="string" calcext:value-type="string">
            <text:p><text:a xlink:href="http://10.227.171.204/centreon/main.php?p=60901&amp;o=c&amp;server_id=72" xlink:type="simple">10.232.191.29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73" xlink:type="simple">POLLER_DRP_OCM_2</text:a></text:p>
          </table:table-cell>
          <table:table-cell office:value-type="string" calcext:value-type="string">
            <text:p><text:a xlink:href="http://10.227.171.204/centreon/main.php?p=60901&amp;o=c&amp;server_id=73" xlink:type="simple">10.232.191.3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74" xlink:type="simple">POLLER_DRP_OGN_1</text:a></text:p>
          </table:table-cell>
          <table:table-cell office:value-type="string" calcext:value-type="string">
            <text:p><text:a xlink:href="http://10.227.171.204/centreon/main.php?p=60901&amp;o=c&amp;server_id=74" xlink:type="simple">10.224.183.29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75" xlink:type="simple">POLLER_DRP_OGN_2</text:a></text:p>
          </table:table-cell>
          <table:table-cell office:value-type="string" calcext:value-type="string">
            <text:p><text:a xlink:href="http://10.227.171.204/centreon/main.php?p=60901&amp;o=c&amp;server_id=75" xlink:type="simple">10.224.183.3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70" xlink:type="simple">POLLER_DRP_OJO_1</text:a></text:p>
          </table:table-cell>
          <table:table-cell office:value-type="string" calcext:value-type="string">
            <text:p><text:a xlink:href="http://10.227.171.204/centreon/main.php?p=60901&amp;o=c&amp;server_id=70" xlink:type="simple">10.226.171.29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71" xlink:type="simple">POLLER_DRP_OJO_2</text:a></text:p>
          </table:table-cell>
          <table:table-cell office:value-type="string" calcext:value-type="string">
            <text:p><text:a xlink:href="http://10.227.171.204/centreon/main.php?p=60901&amp;o=c&amp;server_id=71" xlink:type="simple">10.226.171.3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68" xlink:type="simple">POLLER_DRP_OML_1</text:a></text:p>
          </table:table-cell>
          <table:table-cell office:value-type="string" calcext:value-type="string">
            <text:p><text:a xlink:href="http://10.227.171.204/centreon/main.php?p=60901&amp;o=c&amp;server_id=68" xlink:type="simple">10.232.198.29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69" xlink:type="simple">POLLER_DRP_OML_2</text:a></text:p>
          </table:table-cell>
          <table:table-cell office:value-type="string" calcext:value-type="string">
            <text:p><text:a xlink:href="http://10.227.171.204/centreon/main.php?p=60901&amp;o=c&amp;server_id=69" xlink:type="simple">10.232.198.3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66" xlink:type="simple">POLLER_DRP_OSN_1</text:a></text:p>
          </table:table-cell>
          <table:table-cell office:value-type="string" calcext:value-type="string">
            <text:p><text:a xlink:href="http://10.227.171.204/centreon/main.php?p=60901&amp;o=c&amp;server_id=66" xlink:type="simple">10.226.139.29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67" xlink:type="simple">POLLER_DRP_OSN_2</text:a></text:p>
          </table:table-cell>
          <table:table-cell office:value-type="string" calcext:value-type="string">
            <text:p><text:a xlink:href="http://10.227.171.204/centreon/main.php?p=60901&amp;o=c&amp;server_id=67" xlink:type="simple">10.226.139.3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83" xlink:type="simple">POLLER_OBF_1</text:a></text:p>
          </table:table-cell>
          <table:table-cell office:value-type="string" calcext:value-type="string">
            <text:p><text:a xlink:href="http://10.227.171.204/centreon/main.php?p=60901&amp;o=c&amp;server_id=83" xlink:type="simple">10.232.203.29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84" xlink:type="simple">POLLER_OBF_2</text:a></text:p>
          </table:table-cell>
          <table:table-cell office:value-type="string" calcext:value-type="string">
            <text:p><text:a xlink:href="http://10.227.171.204/centreon/main.php?p=60901&amp;o=c&amp;server_id=84" xlink:type="simple">10.232.203.3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39" xlink:type="simple">POLLER_OBW_1</text:a></text:p>
          </table:table-cell>
          <table:table-cell office:value-type="string" calcext:value-type="string">
            <text:p><text:a xlink:href="http://10.227.171.204/centreon/main.php?p=60901&amp;o=c&amp;server_id=39" xlink:type="simple">10.232.120.58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40" xlink:type="simple">POLLER_OBW_2</text:a></text:p>
          </table:table-cell>
          <table:table-cell office:value-type="string" calcext:value-type="string">
            <text:p><text:a xlink:href="http://10.227.171.204/centreon/main.php?p=60901&amp;o=c&amp;server_id=40" xlink:type="simple">10.232.120.59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51" xlink:type="simple">POLLER_OCD_1</text:a></text:p>
          </table:table-cell>
          <table:table-cell office:value-type="string" calcext:value-type="string">
            <text:p><text:a xlink:href="http://10.227.171.204/centreon/main.php?p=60901&amp;o=c&amp;server_id=51" xlink:type="simple">10.224.206.55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52" xlink:type="simple">POLLER_OCD_2</text:a></text:p>
          </table:table-cell>
          <table:table-cell office:value-type="string" calcext:value-type="string">
            <text:p><text:a xlink:href="http://10.227.171.204/centreon/main.php?p=60901&amp;o=c&amp;server_id=52" xlink:type="simple">10.224.206.56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59" xlink:type="simple">POLLER_OCF1</text:a></text:p>
          </table:table-cell>
          <table:table-cell office:value-type="string" calcext:value-type="string">
            <text:p><text:a xlink:href="http://10.227.171.204/centreon/main.php?p=60901&amp;o=c&amp;server_id=59" xlink:type="simple">10.224.189.55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60" xlink:type="simple">POLLER_OCF2</text:a></text:p>
          </table:table-cell>
          <table:table-cell office:value-type="string" calcext:value-type="string">
            <text:p><text:a xlink:href="http://10.227.171.204/centreon/main.php?p=60901&amp;o=c&amp;server_id=60" xlink:type="simple">10.224.189.56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34" xlink:type="simple">POLLER_OCI_1</text:a></text:p>
          </table:table-cell>
          <table:table-cell office:value-type="string" calcext:value-type="string">
            <text:p><text:a xlink:href="http://10.227.171.204/centreon/main.php?p=60901&amp;o=c&amp;server_id=34" xlink:type="simple">10.232.116.181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33" xlink:type="simple">POLLER_OCI_2</text:a></text:p>
          </table:table-cell>
          <table:table-cell office:value-type="string" calcext:value-type="string">
            <text:p><text:a xlink:href="http://10.227.171.204/centreon/main.php?p=60901&amp;o=c&amp;server_id=33" xlink:type="simple">10.232.116.182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35" xlink:type="simple">POLLER_OCM_1</text:a></text:p>
          </table:table-cell>
          <table:table-cell office:value-type="string" calcext:value-type="string">
            <text:p><text:a xlink:href="http://10.227.171.204/centreon/main.php?p=60901&amp;o=c&amp;server_id=35" xlink:type="simple">10.226.191.57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36" xlink:type="simple">POLLER_OCM_2</text:a></text:p>
          </table:table-cell>
          <table:table-cell office:value-type="string" calcext:value-type="string">
            <text:p><text:a xlink:href="http://10.227.171.204/centreon/main.php?p=60901&amp;o=c&amp;server_id=36" xlink:type="simple">10.226.191.58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47" xlink:type="simple">POLLER_OGN_1</text:a></text:p>
          </table:table-cell>
          <table:table-cell office:value-type="string" calcext:value-type="string">
            <text:p><text:a xlink:href="http://10.227.171.204/centreon/main.php?p=60901&amp;o=c&amp;server_id=47" xlink:type="simple">10.224.182.248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48" xlink:type="simple">POLLER_OGN_2</text:a></text:p>
          </table:table-cell>
          <table:table-cell office:value-type="string" calcext:value-type="string">
            <text:p><text:a xlink:href="http://10.227.171.204/centreon/main.php?p=60901&amp;o=c&amp;server_id=48" xlink:type="simple">10.224.182.249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86" xlink:type="simple">POLLER_OGW_1</text:a></text:p>
          </table:table-cell>
          <table:table-cell office:value-type="string" calcext:value-type="string">
            <text:p><text:a xlink:href="http://10.227.171.204/centreon/main.php?p=60901&amp;o=c&amp;server_id=86" xlink:type="simple">10.224.171.56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87" xlink:type="simple">POLLER_OGW_2</text:a></text:p>
          </table:table-cell>
          <table:table-cell office:value-type="string" calcext:value-type="string">
            <text:p><text:a xlink:href="http://10.227.171.204/centreon/main.php?p=60901&amp;o=c&amp;server_id=87" xlink:type="simple">10.224.171.57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88" xlink:type="simple">POLLER_OJO_1</text:a></text:p>
          </table:table-cell>
          <table:table-cell office:value-type="string" calcext:value-type="string">
            <text:p><text:a xlink:href="http://10.227.171.204/centreon/main.php?p=60901&amp;o=c&amp;server_id=88" xlink:type="simple">10.226.176.43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89" xlink:type="simple">POLLER_OJO_2</text:a></text:p>
          </table:table-cell>
          <table:table-cell office:value-type="string" calcext:value-type="string">
            <text:p><text:a xlink:href="http://10.227.171.204/centreon/main.php?p=60901&amp;o=c&amp;server_id=89" xlink:type="simple">10.226.176.56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45" xlink:type="simple">POLLER_OMG_1</text:a></text:p>
          </table:table-cell>
          <table:table-cell office:value-type="string" calcext:value-type="string">
            <text:p><text:a xlink:href="http://10.227.171.204/centreon/main.php?p=60901&amp;o=c&amp;server_id=45" xlink:type="simple">10.232.109.49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46" xlink:type="simple">POLLER_OMG_2</text:a></text:p>
          </table:table-cell>
          <table:table-cell office:value-type="string" calcext:value-type="string">
            <text:p><text:a xlink:href="http://10.227.171.204/centreon/main.php?p=60901&amp;o=c&amp;server_id=46" xlink:type="simple">10.232.109.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85" xlink:type="simple">POLLER_OML_1</text:a></text:p>
          </table:table-cell>
          <table:table-cell office:value-type="string" calcext:value-type="string">
            <text:p><text:a xlink:href="http://10.227.171.204/centreon/main.php?p=60901&amp;o=c&amp;server_id=85" xlink:type="simple">10.232.94.245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44" xlink:type="simple">POLLER_OML_2</text:a></text:p>
          </table:table-cell>
          <table:table-cell office:value-type="string" calcext:value-type="string">
            <text:p><text:a xlink:href="http://10.227.171.204/centreon/main.php?p=60901&amp;o=c&amp;server_id=44" xlink:type="simple">10.232.94.246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53" xlink:type="simple">POLLER_OSL</text:a></text:p>
          </table:table-cell>
          <table:table-cell office:value-type="string" calcext:value-type="string">
            <text:p><text:a xlink:href="http://10.227.171.204/centreon/main.php?p=60901&amp;o=c&amp;server_id=53" xlink:type="simple">10.232.229.39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54" xlink:type="simple">POLLER_OSL_2</text:a></text:p>
          </table:table-cell>
          <table:table-cell office:value-type="string" calcext:value-type="string">
            <text:p><text:a xlink:href="http://10.227.171.204/centreon/main.php?p=60901&amp;o=c&amp;server_id=54" xlink:type="simple">10.232.229.4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81" xlink:type="simple">POLLER_OSN_1</text:a></text:p>
          </table:table-cell>
          <table:table-cell office:value-type="string" calcext:value-type="string">
            <text:p><text:a xlink:href="http://10.227.171.204/centreon/main.php?p=60901&amp;o=c&amp;server_id=81" xlink:type="simple">10.226.146.4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82" xlink:type="simple">POLLER_OSN_2</text:a></text:p>
          </table:table-cell>
          <table:table-cell office:value-type="string" calcext:value-type="string">
            <text:p><text:a xlink:href="http://10.227.171.204/centreon/main.php?p=60901&amp;o=c&amp;server_id=82" xlink:type="simple">10.226.146.59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31" xlink:type="simple">POLLER_VITIB_1</text:a></text:p>
          </table:table-cell>
          <table:table-cell office:value-type="string" calcext:value-type="string">
            <text:p><text:a xlink:href="http://10.227.171.204/centreon/main.php?p=60901&amp;o=c&amp;server_id=31" xlink:type="simple">10.227.171.141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25" xlink:type="simple">POLLER_VITIB_2</text:a></text:p>
          </table:table-cell>
          <table:table-cell office:value-type="string" calcext:value-type="string">
            <text:p><text:a xlink:href="http://10.227.171.204/centreon/main.php?p=60901&amp;o=c&amp;server_id=25" xlink:type="simple">10.227.171.14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29" xlink:type="simple">POLLER_VITIB_3</text:a></text:p>
          </table:table-cell>
          <table:table-cell office:value-type="string" calcext:value-type="string">
            <text:p><text:a xlink:href="http://10.227.171.204/centreon/main.php?p=60901&amp;o=c&amp;server_id=29" xlink:type="simple">10.227.171.147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30" xlink:type="simple">POLLER_VITIB_4</text:a></text:p>
          </table:table-cell>
          <table:table-cell office:value-type="string" calcext:value-type="string">
            <text:p><text:a xlink:href="http://10.227.171.204/centreon/main.php?p=60901&amp;o=c&amp;server_id=30" xlink:type="simple">10.227.171.150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10.227.171.204/centreon/main.php?p=60901&amp;o=c&amp;server_id=16" xlink:type="simple">POLLER_VITIB_5</text:a></text:p>
          </table:table-cell>
          <table:table-cell office:value-type="string" calcext:value-type="string">
            <text:p><text:a xlink:href="http://10.227.171.204/centreon/main.php?p=60901&amp;o=c&amp;server_id=16" xlink:type="simple">10.227.171.25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09:33:53.268576323</meta:creation-date>
    <dc:date>2022-06-14T09:44:03.280161243</dc:date>
    <meta:editing-duration>PT10M10S</meta:editing-duration>
    <meta:editing-cycles>1</meta:editing-cycles>
    <meta:document-statistic meta:table-count="2" meta:cell-count="230" meta:object-count="100"/>
    <meta:generator>LibreOffice/7.3.3.2$Linux_X86_64 LibreOffice_project/30$Build-2</meta:generator>
  </office:meta>
</office:document-meta>
</file>